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 fo:language="en" fo:country="US"/>
    </style:style>
    <style:style style:name="P2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3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TableColumn5" style:family="table-column">
      <style:table-column-properties style:column-width="3.1465in"/>
    </style:style>
    <style:style style:name="TableColumn6" style:family="table-column">
      <style:table-column-properties style:column-width="3.1465in"/>
    </style:style>
    <style:style style:name="Table4" style:family="table">
      <style:table-properties style:width="6.293in" fo:margin-left="0in" table:align="left"/>
    </style:style>
    <style:style style:name="TableRow7" style:family="table-row">
      <style:table-row-properties style:min-row-height="1.7763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Web" style:family="paragraph">
      <style:paragraph-properties fo:margin-bottom="0in"/>
    </style:style>
    <style:style style:name="T10" style:parent-style-name="Absatz-Standardschriftar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1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2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3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4" style:parent-style-name="StandardWeb" style:family="paragraph">
      <style:paragraph-properties fo:margin-top="0in" fo:margin-bottom="0in"/>
    </style:style>
    <style:style style:name="T15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6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7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paragraph-properties fo:margin-bottom="0in"/>
    </style:style>
    <style:style style:name="T19" style:parent-style-name="Absatz-Standardschriftart" style:family="text">
      <style:text-properties style:font-name="Arial" style:font-name-complex="Arial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Web" style:family="paragraph">
      <style:paragraph-properties fo:margin-top="0in" fo:margin-bottom="0in"/>
    </style:style>
    <style:style style:name="T22" style:parent-style-name="Absatz-Standardschriftar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3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24" style:parent-style-name="StandardWeb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25" style:parent-style-name="Standard" style:family="paragraph">
      <style:paragraph-properties fo:margin-bottom="0in"/>
      <style:text-properties style:font-name="Arial" style:font-name-complex="Arial" fo:language="en" fo:country="US"/>
    </style:style>
    <style:style style:name="P26" style:parent-style-name="StandardWeb" style:family="paragraph">
      <style:paragraph-properties fo:margin-top="0in" fo:margin-bottom="0in"/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6" style:parent-style-name="Absatz-Standardschriftart" style:family="text">
      <style:text-properties style:font-name="Arial" style:font-name-complex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oftware-Projekt II</text:p>
      <text:p text:style-name="P2">Daily &amp; Workshop: 23.11.2021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Teilnehmer:</text:span></text:p>
            <text:p text:style-name="P11">Dominik Jülg (SWA)</text:p>
            <text:p text:style-name="P12">Tran Dong Tran (TM)</text:p>
            <text:p text:style-name="P13">Benjamin Uwe Killisch</text:p>
            <text:p text:style-name="P14"><text:span text:style-name="T15">Jan Liebeck</text:span></text:p>
            <text:p text:style-name="P16">Nicas Frank</text:p>
            <text:p text:style-name="P17">Robin Kayser</text:p>
            <text:p text:style-name="P18"><text:span text:style-name="T19">Jan Eric Schulze</text:span></text:p>
          </table:table-cell>
          <table:table-cell table:style-name="TableCell20">
            <text:p text:style-name="P21"><text:span text:style-name="T22">Nicht anwesend:</text:span></text:p>
            <text:p text:style-name="P23">Alexander Rudolph (PO)</text:p>
            <text:p text:style-name="P24">Leon Kalb</text:p>
            <text:p text:style-name="P25">Paul<text:s/>Beck</text:p>
            <text:p text:style-name="P26"/>
          </table:table-cell>
        </table:table-row>
      </table:table>
      <text:p text:style-name="P27"/>
      <text:p text:style-name="P28"/>
      <text:p text:style-name="P29">Besprochene Themen:</text:p>
      <text:p text:style-name="P30">Architektur Workshop:</text:p>
      <text:p text:style-name="P31"><text:tab/>Inheritance &amp; Composition</text:p>
      <text:p text:style-name="P32"><text:tab/>Kapselung von Daten</text:p>
      <text:p text:style-name="P33"><text:tab/>Unterteilung Genotypen</text:p>
      <text:p text:style-name="P34"><text:tab/>Zusammenspiel GUI und Lib</text:p>
      <text:p text:style-name="P35"/>
      <text:p text:style-name="Standard"><text:span text:style-name="T36">Daily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line-height="100%"/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826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14435</meta:initial-creator>
    <dc:creator>Kayser, Robin</dc:creator>
    <meta:creation-date>2021-11-16T08:32:00Z</meta:creation-date>
    <dc:date>2021-11-23T09:26:00Z</dc:date>
    <meta:template xlink:href="Normal" xlink:type="simple"/>
    <meta:editing-cycles>18</meta:editing-cycles>
    <meta:editing-duration>PT0S</meta:editing-duration>
    <meta:document-statistic meta:page-count="1" meta:paragraph-count="1" meta:word-count="53" meta:character-count="388" meta:row-count="2" meta:non-whitespace-character-count="336"/>
  </office:meta>
</office:document-meta>
</file>